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979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64.9114939696355" calcext:value-type="float">
            <text:p>-64.91149396963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2965050732807" calcext:value-type="float">
            <text:p>51.29650507328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7.199968012656" calcext:value-type="float">
            <text:p>117.199968012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2402234636872" calcext:value-type="float">
            <text:p>43.24022346368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2.037202999349" calcext:value-type="float">
            <text:p>112.0372029993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787709497207" calcext:value-type="float">
            <text:p>52.17877094972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59.7305238381889" calcext:value-type="float">
            <text:p>59.73052383818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5201793721973" calcext:value-type="float">
            <text:p>48.520179372197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272.786815819801" calcext:value-type="float">
            <text:p>-272.7868158198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8988326848249" calcext:value-type="float">
            <text:p>42.898832684824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2.300103957367" calcext:value-type="float">
            <text:p>122.3001039573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5.1396648044693" calcext:value-type="float">
            <text:p>45.13966480446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-12.637416949906" calcext:value-type="float">
            <text:p>-12.6374169499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74.1783936218813" calcext:value-type="float">
            <text:p>74.17839362188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1843575418994" calcext:value-type="float">
            <text:p>53.18435754189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64.2142399628127" calcext:value-type="float">
            <text:p>64.21423996281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140609636185" calcext:value-type="float">
            <text:p>52.11406096361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245.348002016" calcext:value-type="float">
            <text:p>-245.348002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4146341463415" calcext:value-type="float">
            <text:p>43.41463414634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8.586055469753" calcext:value-type="float">
            <text:p>108.5860554697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5977653631285" calcext:value-type="float">
            <text:p>47.59776536312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-24.5662540375105" calcext:value-type="float">
            <text:p>-24.56625403751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022346368715" calcext:value-type="float">
            <text:p>52.40223463687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77.0210172721544" calcext:value-type="float">
            <text:p>77.02101727215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1200.94708537344" calcext:value-type="float">
            <text:p>-1200.947085373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3347873500545" calcext:value-type="float">
            <text:p>29.33478735005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08.353484525558" calcext:value-type="float">
            <text:p>108.3534845255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1675977653631" calcext:value-type="float">
            <text:p>50.16759776536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-12.4282549724596" calcext:value-type="float">
            <text:p>-12.42825497245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905027932961" calcext:value-type="float">
            <text:p>52.29050279329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91.3329239018973" calcext:value-type="float">
            <text:p>91.33292390189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2960893854749" calcext:value-type="float">
            <text:p>53.296089385474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99.2974077044114" calcext:value-type="float">
            <text:p>99.29740770441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590163934426" calcext:value-type="float">
            <text:p>52.45901639344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1894.47081057062" calcext:value-type="float">
            <text:p>-1894.470810570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4.9733191035219" calcext:value-type="float">
            <text:p>24.97331910352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29.8920511806033" calcext:value-type="float">
            <text:p>29.8920511806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139664804469" calcext:value-type="float">
            <text:p>52.513966480446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95.0113272676613" calcext:value-type="float">
            <text:p>95.01132726766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1843575418994" calcext:value-type="float">
            <text:p>53.18435754189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144.779636684014" calcext:value-type="float">
            <text:p>144.7796366840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945205479452" calcext:value-type="float">
            <text:p>54.7945205479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87.9008688702" calcext:value-type="float">
            <text:p>87.90086887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1622.12563612407" calcext:value-type="float">
            <text:p>-1622.125636124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6.4191251271617" calcext:value-type="float">
            <text:p>36.419125127161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86.4690660371773" calcext:value-type="float">
            <text:p>86.46906603717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9608938547486" calcext:value-type="float">
            <text:p>52.96089385474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22.76243472644" calcext:value-type="float">
            <text:p>122.762434726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0495049504951" calcext:value-type="float">
            <text:p>55.049504950495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61.3122759681172" calcext:value-type="float">
            <text:p>61.31227596811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776536312849" calcext:value-type="float">
            <text:p>55.9776536312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1026.49260339988" calcext:value-type="float">
            <text:p>-1026.49260339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4506699147381" calcext:value-type="float">
            <text:p>30.45066991473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55.5469911055721" calcext:value-type="float">
            <text:p>55.54699110557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1899441340782" calcext:value-type="float">
            <text:p>54.18994413407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106.379180314077" calcext:value-type="float">
            <text:p>106.3791803140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9664804469274" calcext:value-type="float">
            <text:p>53.96648044692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8.032143530095" calcext:value-type="float">
            <text:p>118.0321435300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8491620111732" calcext:value-type="float">
            <text:p>52.849162011173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121.744138136291" calcext:value-type="float">
            <text:p>121.7441381362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090702947846" calcext:value-type="float">
            <text:p>56.00907029478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31.7552815168239" calcext:value-type="float">
            <text:p>31.7552815168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776536312849" calcext:value-type="float">
            <text:p>55.9776536312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1678.56010905857" calcext:value-type="float">
            <text:p>-1678.560109058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2937625754527" calcext:value-type="float">
            <text:p>32.29376257545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49.841075150835" calcext:value-type="float">
            <text:p>49.841075150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8603351955307" calcext:value-type="float">
            <text:p>54.86033519553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42.679471688112" calcext:value-type="float">
            <text:p>142.679471688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5251396648045" calcext:value-type="float">
            <text:p>54.52513966480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7.907171866822" calcext:value-type="float">
            <text:p>107.907171866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7374301675978" calcext:value-type="float">
            <text:p>52.73743016759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156.470816613231" calcext:value-type="float">
            <text:p>156.470816613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5301837270341" calcext:value-type="float">
            <text:p>58.53018372703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2.43782602114203" calcext:value-type="float">
            <text:p>-2.4378260211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1175.09676670917" calcext:value-type="float">
            <text:p>-1175.096766709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2669322709163" calcext:value-type="float">
            <text:p>33.26693227091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37.8429250905415" calcext:value-type="float">
            <text:p>37.84292509054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111.254556834003" calcext:value-type="float">
            <text:p>111.2545568340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3016759776536" calcext:value-type="float">
            <text:p>54.30167597765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18.545472805001" calcext:value-type="float">
            <text:p>118.5454728050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9608938547486" calcext:value-type="float">
            <text:p>52.96089385474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91.2710559764551" calcext:value-type="float">
            <text:p>91.27105597645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4912891986063" calcext:value-type="float">
            <text:p>57.49128919860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-16.8337723714656" calcext:value-type="float">
            <text:p>-16.8337723714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1995.95254765119" calcext:value-type="float">
            <text:p>-1995.95254765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4634146341463" calcext:value-type="float">
            <text:p>29.46341463414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34.1693407150836" calcext:value-type="float">
            <text:p>34.1693407150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5307262569832" calcext:value-type="float">
            <text:p>55.530726256983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101.988489017753" calcext:value-type="float">
            <text:p>101.9884890177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5251396648045" calcext:value-type="float">
            <text:p>54.52513966480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129.618320366005" calcext:value-type="float">
            <text:p>129.618320366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905027932961" calcext:value-type="float">
            <text:p>52.29050279329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51.3468921557382" calcext:value-type="float">
            <text:p>51.34689215573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1699346405229" calcext:value-type="float">
            <text:p>58.16993464052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22.9918662390637" calcext:value-type="float">
            <text:p>-22.99186623906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245.690009700465" calcext:value-type="float">
            <text:p>245.6900097004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6542155816436" calcext:value-type="float">
            <text:p>51.654215581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125.253780323547" calcext:value-type="float">
            <text:p>125.2537803235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0837988826816" calcext:value-type="float">
            <text:p>55.08379888268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111.682934567838" calcext:value-type="float">
            <text:p>111.6829345678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022346368715" calcext:value-type="float">
            <text:p>52.40223463687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55.2479480804572" calcext:value-type="float">
            <text:p>-55.24794808045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0416666666667" calcext:value-type="float">
            <text:p>51.041666666666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40.9078717635963" calcext:value-type="float">
            <text:p>-40.90787176359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3835.73578287641" calcext:value-type="float">
            <text:p>-3835.735782876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2.6157407407407" calcext:value-type="float">
            <text:p>12.61574074074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171.995118070147" calcext:value-type="float">
            <text:p>171.9951180701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691275167785" calcext:value-type="float">
            <text:p>55.36912751677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141.53658817074" calcext:value-type="float">
            <text:p>141.536588170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1843575418994" calcext:value-type="float">
            <text:p>53.18435754189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8.264888926739" calcext:value-type="float">
            <text:p>-38.2648889267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536312849162" calcext:value-type="float">
            <text:p>56.5363128491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2042.29454685142" calcext:value-type="float">
            <text:p>-2042.294546851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7529665587918" calcext:value-type="float">
            <text:p>26.75296655879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148.173591250988" calcext:value-type="float">
            <text:p>148.173591250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284116331096" calcext:value-type="float">
            <text:p>55.92841163310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16.892327817882" calcext:value-type="float">
            <text:p>116.892327817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2960893854749" calcext:value-type="float">
            <text:p>53.29608938547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674.49638431136" calcext:value-type="float">
            <text:p>-674.496384311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3873085339168" calcext:value-type="float">
            <text:p>39.38730853391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112.322842102792" calcext:value-type="float">
            <text:p>112.3228421027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284116331096" calcext:value-type="float">
            <text:p>55.92841163310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141.923983892378" calcext:value-type="float">
            <text:p>141.9239838923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9664804469274" calcext:value-type="float">
            <text:p>53.96648044692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597.519937746442" calcext:value-type="float">
            <text:p>-597.5199377464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663967611336" calcext:value-type="float">
            <text:p>38.6639676113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360" calcext:value-type="float">
            <text:p>360</text:p>
          </table:table-cell>
          <table:table-cell table:number-columns-repeated="2" table:style-name="Default" office:value-type="float" office:value="39.0988250167378" calcext:value-type="float">
            <text:p>39.09882501673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.8881431767338" calcext:value-type="float">
            <text:p>49.88814317673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155.595897750439" calcext:value-type="float">
            <text:p>-155.5958977504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7573221757322" calcext:value-type="float">
            <text:p>46.75732217573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388.070529815609" calcext:value-type="float">
            <text:p>-388.0705298156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1109902067465" calcext:value-type="float">
            <text:p>42.11099020674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72.6089267369127" calcext:value-type="float">
            <text:p>72.60892673691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0532481363152" calcext:value-type="float">
            <text:p>50.05324813631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376.550861320671" calcext:value-type="float">
            <text:p>-376.5508613206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3258426966292" calcext:value-type="float">
            <text:p>39.32584269662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419.076027459604" calcext:value-type="float">
            <text:p>-419.0760274596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1645885286783" calcext:value-type="float">
            <text:p>34.16458852867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449.033084010082" calcext:value-type="float">
            <text:p>-449.0330840100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0454545454546" calcext:value-type="float">
            <text:p>42.04545454545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number-columns-repeated="2" table:style-name="Default" office:value-type="float" office:value="-480.154526052179" calcext:value-type="float">
            <text:p>-480.1545260521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5643564356436" calcext:value-type="float">
            <text:p>43.564356435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2280.16601444675" calcext:value-type="float">
            <text:p>-2280.16601444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3522267206478" calcext:value-type="float">
            <text:p>29.3522267206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854.870906333786" calcext:value-type="float">
            <text:p>-854.8709063337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.1299326275265" calcext:value-type="float">
            <text:p>35.1299326275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1786.44076934119" calcext:value-type="float">
            <text:p>-1786.44076934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769392033543" calcext:value-type="float">
            <text:p>29.76939203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RT</text:p>
          </table:table-cell>
          <table:table-cell office:value-type="float" office:value="-1762.52925335433" calcext:value-type="float">
            <text:p>-1762.52925335433</text:p>
          </table:table-cell>
          <table:table-cell office:value-type="float" office:value="-875.913781767236" calcext:value-type="float">
            <text:p>-875.913781767236</text:p>
          </table:table-cell>
          <table:table-cell office:value-type="float" office:value="-886.615471587097" calcext:value-type="float">
            <text:p>-886.615471587097</text:p>
          </table:table-cell>
          <table:table-cell office:value-type="float" office:value="26.8343815513627" calcext:value-type="float">
            <text:p>26.8343815513627</text:p>
          </table:table-cell>
          <table:table-cell office:value-type="float" office:value="26.4197530864197" calcext:value-type="float">
            <text:p>26.4197530864197</text:p>
          </table:table-cell>
          <table:table-cell office:value-type="float" office:value="27.1402550091075" calcext:value-type="float">
            <text:p>27.140255009107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16:21.030791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3:18:06.960689114</dc:date>
    <meta:editing-duration>PT5H45M50S</meta:editing-duration>
    <meta:editing-cycles>12</meta:editing-cycles>
    <meta:generator>LibreOffice/6.4.7.2$Linux_X86_64 LibreOffice_project/40$Build-2</meta:generator>
    <meta:document-statistic meta:table-count="1" meta:cell-count="664" meta:object-count="0"/>
  </office:meta>
</office:document-meta>
</file>